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6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  <style:style style:name="T1" style:family="text">
      <style:text-properties style:text-position="sub 75%"/>
    </style:style>
    <style:style style:name="T2" style:family="text">
      <style:text-properties style:text-position="sub 75%" fo:font-size="10pt" style:font-size-asian="10pt" style:font-size-complex="10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P<text:span text:style-name="T1">tot = </text:span></text:p>
          </table:table-cell>
          <table:table-cell table:formula="of:=4*Rdson*(Ioutrms^2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R<text:span text:style-name="T2">dson = </text:span>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<text:span text:style-name="T1">outrms = </text:span>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>
            <text:p>Super </text:p>
          </table:table-cell>
          <table:table-cell office:value-type="string">
            <text:p>ctrl+shift+P</text:p>
          </table:table-cell>
          <table:table-cell office:value-type="string">
            <text:p>Super<text:span text:style-name="T4">test</text:span></text:p>
          </table:table-cell>
        </table:table-row>
        <table:table-row table:style-name="ro3">
          <table:table-cell office:value-type="string">
            <text:p>V<text:span text:style-name="T3">refx</text:span>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b </text:p>
          </table:table-cell>
          <table:table-cell office:value-type="string">
            <text:p>ctrl+shift+B</text:p>
          </table:table-cell>
          <table:table-cell office:value-type="string">
            <text:p>Sub<text:span text:style-name="T3">test</text:span></text:p>
          </table:table-cell>
        </table:table-row>
        <table:table-row table:style-name="ro3">
          <table:table-cell office:value-type="string">
            <text:p>R<text:span text:style-name="T3">isense</text:span>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I<text:span text:style-name="T3">chop</text:span></text:p>
          </table:table-cell>
          <table:table-cell table:formula="of:=Vrefx/(5*Risense)" office:value-type="float" office:value="0.1">
            <text:p>0.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>
        <table:named-range table:name="Rdson" table:base-cell-address="$Sheet1.$B$1" table:cell-range-address="$Sheet1.$B$2"/>
        <table:named-range table:name="Ioutrms" table:base-cell-address="$Sheet1.$B$1" table:cell-range-address="$Sheet1.$B$3"/>
        <table:named-range table:name="Vrefx" table:base-cell-address="$Sheet1.$B$1" table:cell-range-address="$Sheet1.$B$5"/>
        <table:named-range table:name="Risense" table:base-cell-address="$Sheet1.$B$1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00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gan Hedin</meta:initial-creator>
    <meta:creation-date>2011-04-27T22:05:58</meta:creation-date>
    <dc:date>2011-04-28T00:08:29</dc:date>
    <dc:creator>Logan Hedin</dc:creator>
    <meta:editing-duration>PT02H02M32S</meta:editing-duration>
    <meta:editing-cycles>6</meta:editing-cycles>
    <meta:generator>OpenOffice.org/3.2$Unix OpenOffice.org_project/320m18$Build-9502</meta:generator>
    <meta:document-statistic meta:table-count="3" meta:cell-count="18" meta:object-count="0"/>
  </office:meta>
</office:document-meta>
</file>